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enny Charsk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6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West Chester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7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tate Normal School./</text:p>
      <text:p text:style-name="P2">First District/</text:p>
      <text:p text:style-name="P2">PENNSYLVANIA./</text:p>
      <text:p text:style-name="P3">West Chester, Pa., January 26, 1891./</text:p>
      <text:p text:style-name="P2">Dr. S. Morais,/</text:p>
      <text:p text:style-name="P2"><text:tab/>Dear Sir:/</text:p>
      <text:p text:style-name="P2">I hardly think that/ those black drops of ink/ are able to present to/ your eye the tempest/ of thought and feelings,/ that is violently roaring/ in my breast and/ brain./</text:p>
      <text:p text:style-name="P2">But believing in Emerson's/ authority, that a letter/ is a faint reflection/ of the individuals/ condition, I have decided/ to write to you./</text:p>
      <text:p text:style-name="P2">As my autobiography/ is partly knowen[sic!] to/ you, so I will not/</text:p>
      <text:p text:style-name="P2"/>
      <text:p text:style-name="P2">[Page 2]</text:p>
      <text:p text:style-name="P2"><text:soft-page-break/>tire you with a long/ preface, and commence/ from the heart of the/ matter./</text:p>
      <text:p text:style-name="P2">The fourth of July the/ West Chester State Normal/ School will give me a/ <text:span text:style-name="T2">sa</text:span> certificate, which will/ enable me to teach any/ country school in Chester/ Co., and I have also/ gained <text:span text:style-name="T2">many</text:span> a very good/ reputation, and many/ influential friends, who/ would halp[sic!] me in getting/ situation, which pays/ from $25 to $30 a month./ <text:s/>But, O! the very repetition/ of all this, makes a/</text:p>
      <text:p text:style-name="P2"/>
      <text:p text:style-name="P2">[Page 3]</text:p>
      <text:p text:style-name="P2">cold frost pass through/ my <text:span text:style-name="T2">veines</text:span> veins./ </text:p>
      <text:p text:style-name="P2">The old hope to be useful/ to my suffering brethren/ and especially at present/ when their groans break/ my heart, when every/ breeze whispers in my/ ear, thy time has come./ <text:s/>Act, and carry out/ your ideal<text:span text:style-name="T2">s</text:span>./</text:p>
      <text:p text:style-name="P2">O, that hope which/ I have cherished in/ my bosom for years/ and years, and I have/ only waited until I/ will prepare myself/ morally, physically and/ mentally to be able to/</text:p>
      <text:p text:style-name="P2"/>
      <text:p text:style-name="P2">[Page 4]</text:p>
      <text:p text:style-name="P2">to[sic!] fulfil my mission./ <text:s/><text:span text:style-name="T2">Now</text:span> I have to give all this up/ and go into a school-/room and be a compa-/nion to a lot of happy/ free an[sic!] contented children,/ in the time when/ thosends[sic!] of hungry/ souls look up with/ pensive eyes that pierce[sic!]/ my heart, Oh no I/ will not do that, I/ have an other plan./ <text:s/>I <text:span text:style-name="T2">to do.</text:span> will get my cer-/tificate from the state/ board and a deploma[sic!]/ signed by the faculty/ and principal of our/ institution, which/</text:p>
      <text:p text:style-name="P2"/>
      <text:p text:style-name="P2">[Page 5]</text:p>
      <text:p text:style-name="P2">will state, how I came/ here, and what my purpose/ was, and what progress/ I have made during/ those two years./</text:p>
      <text:p text:style-name="P2">I will gather up all/ the newspapers in/ which it has been/ said about me and/ take letters from you/ from Mr Hackenburger, from/ Mr. Muhr, from Mr. Sulzburger/ and will go to France/ to Baron de Hirsch and ask him/ to employ me in any/ work for my own people/ I am able and I will/ do it . . . . . . ./</text:p>
      <text:p text:style-name="P2"/>
      <text:p text:style-name="P2">[Page 6]</text:p>
      <text:p text:style-name="P2">But an iron barrier/ rises befor[sic!] me on which/ my highest inspirations/ are crushed; hot tears/ roll down my cheeks/ every fibr[sic!] of my/ being bears testemony[sic!]/ to my sorro[sic!]. <text:s/>I <text:span text:style-name="T2">am</text:span>/ have no means to/ ataine[sic!] my desires/ I am poor in money/ which is equal to/ death./</text:p>
      <text:p text:style-name="P2">I need not tell you any/ more you understand/ me I have already spoken/ to you on similar/ occas<text:span text:style-name="T2">s</text:span>ion and your/</text:p>
      <text:p text:style-name="P2"/>
      <text:p text:style-name="P2">[Page 7]</text:p>
      <text:p text:style-name="P2">noble keen eye has/ penetrated into the/ depth of my soul and/ you have understood/ and helped me./</text:p>
      <text:p text:style-name="P2">Now again I rely first/ on God and then on/ you, Baron de Hirsch will/ never be sorry for lend-/ing me that sum./</text:p>
      <text:p text:style-name="P2">You have great influence./ It is needless to tell you/ that <text:span text:style-name="T2">for</text:span> the share that/ you take in my faith/ will indelebly[sic!] be/ impressed in my/ memory./</text:p>
      <text:p text:style-name="P2"><text:tab/>Respectfully yours/ Jennie Charsk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2:07:48.55</meta:creation-date>
    <dc:date>2011-11-21T12:22:50.54</dc:date>
    <dc:creator>Penn Libraries</dc:creator>
    <meta:editing-duration>PT00H15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0" meta:word-count="731" meta:character-count="4376"/>
  </office:meta>
</office:document-meta>
</file>